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 style:list-style-name="L1">
      <style:text-properties fo:font-weight="normal" officeooo:paragraph-rsid="0010dcc4" style:font-weight-asian="normal" style:font-weight-complex="normal"/>
    </style:style>
    <style:style style:name="P2" style:family="paragraph" style:parent-style-name="Standard">
      <style:text-properties fo:font-weight="normal" officeooo:paragraph-rsid="0010dcc4" style:font-weight-asian="normal" style:font-weight-complex="normal"/>
    </style:style>
    <style:style style:name="P3" style:family="paragraph" style:parent-style-name="Standard">
      <style:text-properties style:font-name="Times New Roman" fo:font-size="14pt" officeooo:paragraph-rsid="00116108" style:font-size-asian="14pt" style:font-size-complex="14pt"/>
    </style:style>
    <style:style style:name="P4" style:family="paragraph" style:parent-style-name="Standard">
      <style:text-properties style:font-name="Times New Roman" fo:font-size="14pt" officeooo:paragraph-rsid="00188852" style:font-size-asian="14pt" style:font-size-complex="14pt"/>
    </style:style>
    <style:style style:name="P5" style:family="paragraph" style:parent-style-name="Standard">
      <style:text-properties style:font-name="Times New Roman" fo:font-size="14pt" fo:font-weight="bold" officeooo:paragraph-rsid="0010dcc4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Times New Roman" fo:font-size="14pt" fo:font-weight="normal" officeooo:paragraph-rsid="0010dcc4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4pt" fo:font-weight="normal" officeooo:paragraph-rsid="0010dcc4" style:font-size-asian="14pt" style:font-weight-asian="normal" style:font-size-complex="14pt" style:font-weight-complex="normal"/>
    </style:style>
    <style:style style:name="T1" style:family="text">
      <style:text-properties officeooo:rsid="0010dcc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0dcc4" style:font-weight-asian="bold" style:font-weight-complex="bold"/>
    </style:style>
    <style:style style:name="T4" style:family="text">
      <style:text-properties fo:font-weight="bold" officeooo:rsid="00188852" style:font-weight-asian="bold" style:font-weight-complex="bold"/>
    </style:style>
    <style:style style:name="T5" style:family="text">
      <style:text-properties officeooo:rsid="0019815a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2">Slide </text:span><text:span text:style-name="T4">2:</text:span><text:span text:style-name="T2"> </text:span></text:p>
      <text:p text:style-name="P4"><text:span text:style-name="T2">ПРАКТИКУМ «РЕАЛИЗАЦИЯ АЛГОРИТМОВ ЦИФРОВОЙ ОБРАБОТКИ СИГНАЛОВ НА ОСНОВЕ ПЛАТЫ RASPBERRY PI PICO»</text:span></text:p>
      <text:p text:style-name="P3"><text:span text:style-name="T2"/></text:p>
      <text:p text:style-name="P5">ОПИСАНИЕ ПРОЕКТА</text:p>
      <text:p text:style-name="P6"/>
      <text:p text:style-name="P6">АННОТАЦИЯ</text:p>
      <text:p text:style-name="P6"/>
      <text:p text:style-name="P7">Проект направлен на разработку методических и учебных материалов, а также прототипов аппаратуры (лабораторных стендов) для реализации практикума по программированию микроконтроллеров архитектуры ARM Cortex-M в задачах цифровой обработки сигналов. <text:span text:style-name="T5">(Для чего проект?)</text:span></text:p>
      <text:p text:style-name="P7"/>
      <text:p text:style-name="P7">При проведении занятий по практико-ориентированным курсам в области цифровой обработки сигналов традиционно преподаются основы программирования устаревших и низкопроизводительных систем архитектур PIC и Atmel AVR. В настоящее время по соотношению производительность/цена оптимальными вычислителями для неспецифических систем цифровой обработки сигналов низкой и средней производительности являются микроконтроллеры архитектуры ARM Cortex-M. На рынке представлено множество моделей микроконтроллеров зарубежных и отечественных производителей (STM, Microchip, NXP, Миландр, Raspberry Pi и другие). В то же время, вопросы разработки встроенного программного обеспечения цифровой обработки сигналов для контроллеров семейства ARM Cortex-M представлены в открытых источниках фрагментарно и зачастую по отдельным частным темам. Проект направлен на восполнение этого пробела.</text:p>
      <text:p text:style-name="P7"/>
      <text:p text:style-name="P7">Прежде всего проект ориентирован на решение задач цифровой связи в целях создания устройств типа «программно определяемое радио» (software-defined radio, SDR), однако используемые методы и подходы применимы также в ряде смежных областей (локация, измерения, навигация, системы автоматического управления).</text:p>
      <text:p text:style-name="P7"/>
      <text:p text:style-name="P7">Практикум ориентирован на освоение методов и приемов разработки встраиваемого программного обеспечения для контроллера RP2040 в составе отладочной платы Raspberry Pi Pico. Это один из наиболее доступных и простых в освоении контроллеров ARM Cortex-M0+, который при этом обладает достаточным быстродействием и программируется на языках C и Python.</text:p>
      <text:p text:style-name="P7"/>
      <text:p text:style-name="P7">Практикум может быть использован для постановки или модернизации лабораторных работ по существующим курсам технических вузов, для проведения факультативов и повышения квалификации, в том числе в форме онлайн-курсов.</text:p>
      <text:p text:style-name="P6"/>
      <text:p text:style-name="P6"><text:soft-page-break/></text:p>
      <text:p text:style-name="P5">ОЖИДАЕМЫЕ РЕЗУЛЬТАТЫ</text:p>
      <text:p text:style-name="P6"/>
      <text:p text:style-name="P7">Практикум «Реализация алгоритмов цифровой обработки сигналов на основе платы Raspberry Pi Pico» представляет собой образовательный продукт, предназначенный для применения в учебном процессе и ориентированный на решение важнейших задач подготовки инженерных кадров.</text:p>
      <text:p text:style-name="P7"/>
      <text:p text:style-name="P7">1 Актуализация содержания учебных дисциплин (в настоящее время, как правило, преподаются основы программирования устаревших низкопроизводительных архитектур микроконтроллеров)</text:p>
      <text:p text:style-name="P7"/>
      <text:p text:style-name="P7">2 Развитие практико-ориентированного образования (применение недорогих отладочных плат сделает их доступными для применения, в том числе в самостоятельной работе студентов)</text:p>
      <text:p text:style-name="P7"/>
      <text:p text:style-name="P7">3 Повышение мотивации учащихся (простота разработки устройств на базе платы Raspberry Pi Pico и качество достигаемых результатов стимулируют учащихся к экспериментированию и самостоятельному творчеству)</text:p>
      <text:p text:style-name="P6"/>
      <text:p text:style-name="P5">ОЖИДАЕМЫЕ РЕЗУЛЬТАТЫ</text:p>
      <text:p text:style-name="P6"/>
      <text:p text:style-name="P7">1 Повышение качества подготовки специалистов радиотехнического профиля в областях цифровой связи, локации, навигации, систем автоматического управления</text:p>
      <text:p text:style-name="P7"/>
      <text:p text:style-name="P7">2 Содействие раскрытию творческого потенциала учащихся технических вузов, а в случае организации массовых открытых онлайн-курсов - и более широких слоев населения</text:p>
      <text:p text:style-name="P7"/>
      <text:p text:style-name="P7">3 Развитие образовательного и научного потенциала технических вузов, занимающихся подготовкой специалистов в указанных областях</text:p>
      <text:p text:style-name="P7"/>
      <text:p text:style-name="P7">4 Содействие программам импортозамещения в указанных областях (поскольку в значительной мере преодолевается порог вхождения в разработку встраиваемого программного обеспечения для микроконтроллеров семейства ARM Cortex-M отечественных производителей)</text:p>
      <text:p text:style-name="P6"/>
      <text:p text:style-name="P5">ПОТЕНЦИАЛ ДЛЯ СОТРУДНИЧЕСТВА</text:p>
      <text:p text:style-name="P6"/>
      <text:p text:style-name="P7">Предлагаемый практикум призван уменьшить «порог вхождения» для учащихся и преподавателей, осваивающих вопросы цифровой обработки сигналов во встраиваемых системах - это направление является одним из важнейших для отечественной радиоэлектронной промышленности, но программы технических вузов отстают от современного уровня.</text:p>
      <text:p text:style-name="P7"><text:soft-page-break/></text:p>
      <text:p text:style-name="P7">Основной целевой аудиторией являются преподаватели и учащиеся технических вузов России. В рамках проекта планируется внедрение результатов проекта в образовательный процесс Южного федерального университета. В будущем возможно масштабирование результатов (применение практикума в учебном процессе других вузов).</text:p>
      <text:p text:style-name="P7"/>
      <text:p text:style-name="P7">Возможно использование результатов проекта на других уровнях образования (помимо магистратуры), в том числе при разработке массовых открытых онлайн-курсов.</text:p>
      <text:p text:style-name="P7"/>
      <text:p text:style-name="P7">Применение платы Raspberry Pi Pico в задачах цифровой обработки сигналов (коллаж)</text:p>
      <text:p text:style-name="P7">Фото из личного архива автора проекта Марьева А.А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8T21:05:15.990657749</meta:creation-date>
    <dc:date>2025-11-29T01:10:58.180873912</dc:date>
    <meta:editing-duration>PT2H24M51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3" meta:paragraph-count="25" meta:word-count="542" meta:character-count="4617" meta:non-whitespace-character-count="4099"/>
  </office:meta>
</office:document-meta>
</file>